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11" calcext:value-type="date">
            <text:p>11.10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 table:number-rows-repeated="54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0"/>
        <table:table-column table:style-name="co7" table:default-cell-style-name="ce50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5" calcext:value-type="float">
            <text:p>5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18" calcext:value-type="float">
            <text:p>18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10" calcext:value-type="float">
            <text:p>10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3" calcext:value-type="float">
            <text:p>3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14" calcext:value-type="float">
            <text:p>14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.00.0000</text:date>, <text:time style:data-style-name="N2" text:time-value="12:07:53.96069042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1-17T14:21:35.497785889</dc:date>
    <meta:editing-duration>P92DT15H46M44S</meta:editing-duration>
    <meta:editing-cycles>538</meta:editing-cycles>
    <meta:document-statistic meta:table-count="5" meta:cell-count="567" meta:object-count="0"/>
  </office:meta>
</office:document-meta>
</file>